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Lucida Sans1" svg:font-family="'Lucida Sans'"/>
    <style:font-face style:name="Times" svg:font-family="Times"/>
    <style:font-face style:name="Lucida Grande" svg:font-family="'Lucida Grande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Arial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P2" style:family="paragraph" style:parent-style-name="Text_20_body">
      <style:text-properties fo:color="#2a00ff" style:font-name="Arial" fo:font-size="10pt" style:text-underline-style="none" style:font-name-asian="Monaco" style:font-size-asian="10pt" style:font-name-complex="Monaco" style:font-size-complex="10pt"/>
    </style:style>
    <style:style style:name="P3" style:family="paragraph" style:parent-style-name="Text_20_body">
      <style:text-properties fo:font-variant="normal" fo:text-transform="none" fo:color="#000000" style:font-name="Arial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P4" style:family="paragraph" style:parent-style-name="Text_20_body">
      <style:text-properties fo:color="#2a00ff" style:font-name="Arial" fo:font-size="10pt" style:text-underline-style="none" style:font-name-asian="Consolas" style:font-size-asian="10pt" style:font-name-complex="Consolas" style:font-size-complex="10pt"/>
    </style:style>
    <style:style style:name="P5" style:family="paragraph" style:parent-style-name="Text_20_body">
      <style:paragraph-properties fo:margin-left="0cm" fo:margin-right="0cm" fo:margin-top="0.101cm" fo:margin-bottom="0.101cm" fo:line-height="150%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01cm" fo:margin-bottom="0.101cm" fo:line-height="150%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.101cm" fo:margin-bottom="0.101cm" fo:line-height="150%" fo:orphans="2" fo:widows="2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8" style:family="paragraph" style:parent-style-name="Text_20_body">
      <style:paragraph-properties fo:margin-left="0cm" fo:margin-right="0cm" fo:margin-top="0.101cm" fo:margin-bottom="0.101cm" fo:line-height="150%" fo:orphans="2" fo:widows="2" fo:text-indent="0cm" style:auto-text-indent="false"/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paragraph-properties fo:margin-top="0.101cm" fo:margin-bottom="0.101cm" fo:line-height="150%"/>
      <style:text-properties fo:font-variant="normal" fo:text-transform="none" fo:color="#000000" style:font-name="Arial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.101cm" fo:margin-bottom="0.101cm" fo:line-height="150%"/>
      <style:text-properties fo:font-variant="normal" fo:text-transform="none" fo:color="#000000" style:font-name="Arial" fo:font-size="10pt" fo:letter-spacing="normal" fo:font-style="normal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11" style:family="paragraph" style:parent-style-name="Text_20_body">
      <style:paragraph-properties fo:margin-top="0.101cm" fo:margin-bottom="0.101cm" fo:line-height="150%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.101cm" fo:margin-bottom="0.101cm" fo:line-height="150%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.101cm" fo:margin-bottom="0.101cm" fo:line-height="150%"/>
      <style:text-properties fo:color="#000000" style:font-name="Arial" fo:font-size="10pt" fo:font-weight="bold" style:font-name-asian="Monaco" style:font-size-asian="10pt" style:font-weight-asian="bold" style:font-name-complex="Monaco" style:font-size-complex="10pt" style:font-weight-complex="bold"/>
    </style:style>
    <style:style style:name="P14" style:family="paragraph" style:parent-style-name="Text_20_body">
      <style:paragraph-properties fo:margin-top="0.101cm" fo:margin-bottom="0.101cm" fo:line-height="150%"/>
      <style:text-properties fo:color="#000000" style:font-name="Arial" fo:font-size="10pt" style:font-size-asian="10pt" style:font-size-complex="10pt"/>
    </style:style>
    <style:style style:name="P15" style:family="paragraph" style:parent-style-name="Text_20_body">
      <style:paragraph-properties fo:margin-top="0.101cm" fo:margin-bottom="0.101cm" fo:line-height="150%"/>
      <style:text-properties fo:color="#000000" style:font-name="Arial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P16" style:family="paragraph" style:parent-style-name="Text_20_body">
      <style:paragraph-properties fo:margin-top="0.101cm" fo:margin-bottom="0.101cm" fo:line-height="150%"/>
      <style:text-properties fo:color="#000000" style:font-name="Arial" fo:font-size="10pt" style:text-underline-style="none" style:font-name-asian="Monaco" style:font-size-asian="10pt" style:font-name-complex="Monaco" style:font-size-complex="10pt"/>
    </style:style>
    <style:style style:name="P17" style:family="paragraph" style:parent-style-name="Text_20_body">
      <style:paragraph-properties fo:margin-top="0.101cm" fo:margin-bottom="0.101cm" fo:line-height="150%"/>
      <style:text-properties fo:color="#000000" style:font-name="Arial" fo:font-size="10pt" style:font-name-asian="Monaco" style:font-size-asian="10pt" style:font-name-complex="Monaco" style:font-size-complex="10pt"/>
    </style:style>
    <style:style style:name="P18" style:family="paragraph" style:parent-style-name="Standard">
      <style:paragraph-properties fo:margin-left="0cm" fo:margin-right="0cm" fo:margin-top="0.101cm" fo:margin-bottom="0.101cm" fo:line-height="150%" fo:orphans="2" fo:widows="2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P1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.101cm" fo:margin-bottom="0.101cm" fo:line-height="150%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.101cm" fo:margin-bottom="0.101cm" fo:line-height="150%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101cm" fo:margin-bottom="0.101cm" fo:line-height="150%"/>
      <style:text-properties fo:color="#000000" style:font-name="Arial" fo:font-size="10pt" style:text-underline-style="none" style:font-name-asian="Monaco" style:font-size-asian="10pt" style:font-name-complex="Monaco" style:font-size-complex="10pt"/>
    </style:style>
    <style:style style:name="P23" style:family="paragraph" style:parent-style-name="Standard">
      <style:paragraph-properties fo:margin-top="0.101cm" fo:margin-bottom="0.101cm" fo:line-height="150%"/>
      <style:text-properties fo:color="#000000" style:font-name="Arial" fo:font-size="10pt" style:font-name-asian="Monaco" style:font-size-asian="10pt" style:font-name-complex="Monaco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style:font-name-asian="Monaco" style:font-name-complex="Monaco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color="#2a00ff"/>
    </style:style>
    <style:style style:name="T6" style:family="text">
      <style:text-properties fo:color="#2a00ff" style:text-underline-style="none"/>
    </style:style>
    <style:style style:name="T7" style:family="text">
      <style:text-properties fo:color="#2a00ff" style:text-underline-style="none" style:font-name-asian="Monaco" style:font-name-complex="Monaco"/>
    </style:style>
    <style:style style:name="T8" style:family="text">
      <style:text-properties fo:color="#2a00ff" style:text-underline-style="none" fo:font-weight="bold" style:font-name-asian="Monaco" style:font-weight-asian="bold" style:font-name-complex="Monaco" style:font-weight-complex="bold"/>
    </style:style>
    <style:style style:name="T9" style:family="text">
      <style:text-properties fo:color="#2a00ff" fo:font-weight="normal" style:font-name-asian="Monaco" style:font-weight-asian="normal" style:font-name-complex="Monaco" style:font-weight-complex="normal"/>
    </style:style>
    <style:style style:name="T10" style:family="text">
      <style:text-properties fo:color="#2a00ff" style:font-name="Arial" fo:font-size="10pt" style:text-underline-style="none" style:font-name-asian="Monaco" style:font-size-asian="10pt" style:font-name-complex="Monaco" style:font-size-complex="10pt"/>
    </style:style>
    <style:style style:name="T11" style:family="text">
      <style:text-properties fo:color="#2a00ff" style:font-name="Arial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T12" style:family="text">
      <style:text-properties fo:color="#2a00ff" style:font-name="Arial" style:text-underline-style="none"/>
    </style:style>
    <style:style style:name="T13" style:family="text">
      <style:text-properties fo:color="#2a00ff" fo:font-size="10pt" style:text-underline-style="none" style:font-name-asian="Monaco" style:font-size-asian="10pt" style:font-name-complex="Monaco" style:font-size-complex="10pt"/>
    </style:style>
    <style:style style:name="T14" style:family="text">
      <style:text-properties fo:color="#2a00ff" fo:font-size="10pt" style:text-underline-style="none" fo:font-weight="bold" style:font-name-asian="Monaco" style:font-size-asian="10pt" style:font-weight-asian="bold" style:font-name-complex="Monaco" style:font-size-complex="10pt" style:font-weight-complex="bold"/>
    </style:style>
    <style:style style:name="T15" style:family="text">
      <style:text-properties fo:color="#0000ff"/>
    </style:style>
    <style:style style:name="T16" style:family="text">
      <style:text-properties fo:color="#0000ff" style:text-underline-style="none"/>
    </style:style>
    <style:style style:name="T17" style:family="text">
      <style:text-properties fo:color="#0000ff" style:text-underline-style="none" style:font-name-asian="Monaco" style:font-name-complex="Monaco"/>
    </style:style>
    <style:style style:name="T18" style:family="text">
      <style:text-properties fo:color="#0000ff" style:text-underline-style="none" fo:font-weight="normal" style:font-name-asian="Monaco" style:font-weight-asian="normal" style:font-name-complex="Monaco" style:font-weight-complex="normal"/>
    </style:style>
    <style:style style:name="T19" style:family="text">
      <style:text-properties fo:color="#0000ff" style:text-underline-style="none" fo:font-weight="bold" style:font-name-asian="Monaco" style:font-weight-asian="bold" style:font-name-complex="Monaco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name-asian="Monaco" style:font-weight-asian="normal" style:font-name-complex="Monaco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style:font-name-asian="Monaco" style:font-weight-asian="bold" style:font-name-complex="Monaco" style:font-weight-complex="bold"/>
    </style:style>
    <style:style style:name="T24" style:family="text">
      <style:text-properties style:text-underline-style="none" style:font-name-asian="Monaco" style:font-name-complex="Monaco"/>
    </style:style>
    <style:style style:name="T25" style:family="text">
      <style:text-properties style:text-underline-style="none" style:font-name-asian="Monaco" style:font-name-complex="Monaco"/>
    </style:style>
    <style:style style:name="T26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27" style:family="text">
      <style:text-properties fo:font-variant="normal" fo:text-transform="none" fo:color="#000000" fo:letter-spacing="normal" fo:font-style="normal" style:text-underline-style="none" fo:font-weight="normal" style:font-name-asian="Monaco" style:font-weight-asian="normal" style:font-name-complex="Monaco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style:font-name-asian="Monaco" style:font-name-complex="Monaco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style:font-name-asian="Monaco" style:font-name-complex="Monaco"/>
    </style:style>
    <style:style style:name="T31" style:family="text">
      <style:text-properties fo:font-variant="normal" fo:text-transform="none" fo:color="#000000" fo:letter-spacing="normal" fo:font-style="normal" style:text-underline-style="none" fo:font-weight="bold"/>
    </style:style>
    <style:style style:name="T32" style:family="text">
      <style:text-properties fo:font-variant="normal" fo:text-transform="none" fo:color="#000000" fo:letter-spacing="normal" fo:font-style="normal" style:text-underline-style="none" fo:font-weight="bold" style:font-weight-asian="bold" style:font-weight-complex="bold"/>
    </style:style>
    <style:style style:name="T33" style:family="text">
      <style:text-properties fo:font-variant="normal" fo:text-transform="none" fo:color="#000000" fo:letter-spacing="normal" fo:font-style="normal" fo:font-weight="normal"/>
    </style:style>
    <style:style style:name="T34" style:family="text">
      <style:text-properties fo:font-variant="normal" fo:text-transform="none" fo:color="#000000" fo:letter-spacing="normal" fo:font-style="normal" fo:font-weight="normal" style:font-name-asian="Monaco" style:font-name-complex="Monaco"/>
    </style:style>
    <style:style style:name="T35" style:family="text">
      <style:text-properties fo:font-variant="normal" fo:text-transform="none" fo:color="#000000" fo:letter-spacing="normal" fo:font-style="normal" fo:font-weight="bold"/>
    </style:style>
    <style:style style:name="T3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name-asian="Monaco" style:font-size-asian="10pt" style:font-weight-asian="normal" style:font-name-complex="Monaco" style:font-size-complex="10pt" style:font-weight-complex="normal"/>
    </style:style>
    <style:style style:name="T38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39" style:family="text">
      <style:text-properties fo:font-variant="normal" fo:text-transform="none" fo:color="#000000" style:font-name="Monaco" fo:font-size="11pt" fo:letter-spacing="normal" fo:font-style="normal" style:text-underline-style="none" fo:font-weight="normal" style:font-name-asian="Monaco" style:font-size-asian="11pt" style:font-name-complex="Monaco" style:font-size-complex="11pt"/>
    </style:style>
    <style:style style:name="T40" style:family="text">
      <style:text-properties fo:font-variant="normal" fo:text-transform="none" fo:color="#000000" style:font-name="Monaco" fo:font-size="11pt" fo:letter-spacing="normal" fo:font-style="normal" fo:font-weight="normal" style:font-name-asian="Monaco" style:font-size-asian="11pt" style:font-name-complex="Monaco" style:font-size-complex="11pt"/>
    </style:style>
    <style:style style:name="T41" style:family="text">
      <style:text-properties fo:font-variant="normal" fo:text-transform="none" fo:color="#000000" style:font-name="Monaco" fo:letter-spacing="normal" fo:font-style="normal" style:text-underline-style="none" fo:font-weight="normal" style:font-name-asian="Monaco" style:font-name-complex="Monaco"/>
    </style:style>
    <style:style style:name="T42" style:family="text">
      <style:text-properties fo:font-variant="normal" fo:text-transform="none" fo:color="#000000" style:font-name="Arial" fo:letter-spacing="normal" fo:font-style="normal" style:text-underline-style="none" fo:font-weight="normal" style:font-name-asian="Monaco" style:font-name-complex="Monaco"/>
    </style:style>
    <style:style style:name="T43" style:family="text">
      <style:text-properties fo:font-variant="normal" fo:text-transform="none" fo:color="#000000" style:font-name="Arial" fo:letter-spacing="normal" fo:font-style="normal" fo:font-weight="normal" style:font-name-asian="Monaco" style:font-name-complex="Monaco"/>
    </style:style>
    <style:style style:name="T44" style:family="text">
      <style:text-properties fo:font-variant="normal" fo:text-transform="none" fo:color="#000000" style:font-name="Arial" fo:font-size="11pt" fo:letter-spacing="normal" fo:font-style="normal" fo:font-weight="normal" style:font-name-asian="Monaco" style:font-size-asian="11pt" style:font-name-complex="Monaco" style:font-size-complex="11pt"/>
    </style:style>
    <style:style style:name="T45" style:family="text">
      <style:text-properties fo:font-variant="normal" fo:text-transform="none" fo:color="#000000" fo:font-size="10pt" fo:letter-spacing="normal" fo:font-style="normal" style:text-underline-style="none" fo:font-weight="normal" style:font-name-asian="Monaco" style:font-size-asian="10pt" style:font-weight-asian="normal" style:font-name-complex="Monaco" style:font-size-complex="10pt" style:font-weight-complex="normal"/>
    </style:style>
    <style:style style:name="T46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9" style:family="text">
      <style:text-properties fo:font-variant="normal" fo:text-transform="none" fo:letter-spacing="normal" fo:font-style="normal" fo:font-weight="normal" style:font-name-asian="Monaco" style:font-name-complex="Monaco"/>
    </style:style>
    <style:style style:name="T50" style:family="text">
      <style:text-properties fo:font-variant="normal" fo:text-transform="none" fo:letter-spacing="normal" fo:font-style="normal" style:text-underline-style="none" fo:font-weight="normal"/>
    </style:style>
    <style:style style:name="T51" style:family="text">
      <style:text-properties fo:font-variant="normal" fo:text-transform="none" fo:letter-spacing="normal" fo:font-style="normal" style:text-underline-style="none" fo:font-weight="normal" style:font-name-asian="Monaco" style:font-weight-asian="normal" style:font-name-complex="Monaco" style:font-weight-complex="normal"/>
    </style:style>
    <style:style style:name="T52" style:family="text">
      <style:text-properties fo:font-variant="normal" fo:text-transform="none" fo:letter-spacing="normal" fo:font-style="normal" style:text-underline-style="none" fo:font-weight="normal" style:font-name-asian="Monaco" style:font-name-complex="Monaco"/>
    </style:style>
    <style:style style:name="T53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none" fo:font-weight="normal" style:font-name-asian="Monaco" style:font-name-complex="Monaco"/>
    </style:style>
    <style:style style:name="T55" style:family="text">
      <style:text-properties fo:font-variant="normal" fo:text-transform="none" fo:letter-spacing="normal" fo:font-style="normal" style:text-underline-style="none" style:font-name-asian="Monaco" style:font-name-complex="Monaco"/>
    </style:style>
    <style:style style:name="T56" style:family="text">
      <style:text-properties fo:font-variant="normal" fo:text-transform="none" fo:letter-spacing="normal" fo:font-style="normal" style:text-underline-style="none" style:font-name-asian="Monaco" style:font-weight-asian="bold" style:font-name-complex="Monaco" style:font-weight-complex="bold"/>
    </style:style>
    <style:style style:name="T5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58" style:family="text">
      <style:text-properties fo:font-variant="normal" fo:text-transform="none" fo:letter-spacing="normal" fo:font-style="normal" style:text-underline-style="none" fo:font-weight="bold" style:font-name-asian="Monaco" style:font-weight-asian="bold" style:font-name-complex="Monaco" style:font-weight-complex="bold"/>
    </style:style>
    <style:style style:name="T5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0" style:family="text">
      <style:text-properties fo:font-variant="normal" fo:text-transform="none" fo:letter-spacing="normal" fo:font-style="normal" fo:font-weight="bold" style:font-name-asian="Monaco" style:font-weight-asian="bold" style:font-name-complex="Monaco" style:font-weight-complex="bold"/>
    </style:style>
    <style:style style:name="T61" style:family="text">
      <style:text-properties fo:font-variant="normal" fo:text-transform="none" fo:color="#0000ff" fo:letter-spacing="normal" fo:font-style="normal" style:text-underline-style="none" fo:font-weight="normal" style:font-name-asian="Monaco" style:font-weight-asian="normal" style:font-name-complex="Monaco" style:font-weight-complex="normal"/>
    </style:style>
    <style:style style:name="T62" style:family="text">
      <style:text-properties fo:font-variant="normal" fo:text-transform="none" fo:color="#0000ff" fo:letter-spacing="normal" fo:font-style="normal" style:text-underline-style="none" fo:font-weight="normal" style:font-name-asian="Monaco" style:font-name-complex="Monaco"/>
    </style:style>
    <style:style style:name="T63" style:family="text">
      <style:text-properties fo:font-variant="normal" fo:text-transform="none" fo:color="#0000ff" fo:letter-spacing="normal" fo:font-style="normal" style:text-underline-style="none" style:font-name-asian="Monaco" style:font-name-complex="Monaco"/>
    </style:style>
    <style:style style:name="T64" style:family="text">
      <style:text-properties fo:font-variant="normal" fo:text-transform="none" fo:color="#0000ff" style:font-name="Arial" fo:font-size="10pt" fo:letter-spacing="normal" fo:font-style="normal" style:text-underline-style="none" fo:font-weight="normal" style:font-name-asian="Monaco" style:font-size-asian="10pt" style:font-weight-asian="normal" style:font-name-complex="Monaco" style:font-size-complex="10pt" style:font-weight-complex="normal"/>
    </style:style>
    <style:style style:name="T65" style:family="text">
      <style:text-properties fo:font-variant="normal" fo:text-transform="none" fo:color="#0000ff" style:font-name="Arial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T66" style:family="text">
      <style:text-properties fo:font-variant="normal" fo:text-transform="none" fo:color="#0000ff" fo:font-size="10pt" fo:letter-spacing="normal" fo:font-style="normal" style:text-underline-style="none" fo:font-weight="normal" style:font-name-asian="Monaco" style:font-size-asian="10pt" style:font-weight-asian="normal" style:font-name-complex="Monaco" style:font-size-complex="10pt" style:font-weight-complex="normal"/>
    </style:style>
    <style:style style:name="T67" style:family="text">
      <style:text-properties fo:font-variant="normal" fo:text-transform="none" fo:color="#0000ff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T68" style:family="text">
      <style:text-properties fo:font-variant="normal" fo:text-transform="none" fo:color="#2a00ff" style:font-name="Arial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T69" style:family="text">
      <style:text-properties fo:font-variant="normal" fo:text-transform="none" fo:color="#2a00ff" fo:letter-spacing="normal" fo:font-style="normal" style:text-underline-style="none" fo:font-weight="normal"/>
    </style:style>
    <style:style style:name="T70" style:family="text">
      <style:text-properties fo:font-variant="normal" fo:text-transform="none" fo:color="#2a00ff" fo:letter-spacing="normal" fo:font-style="normal" style:text-underline-style="none" fo:font-weight="normal" style:font-name-asian="Monaco" style:font-name-complex="Monaco"/>
    </style:style>
    <style:style style:name="T71" style:family="text">
      <style:text-properties fo:font-variant="normal" fo:text-transform="none" fo:color="#2a00ff" fo:letter-spacing="normal" fo:font-style="normal" style:text-underline-style="none" fo:font-weight="normal" style:font-name-asian="Monaco" style:font-name-complex="Monaco"/>
    </style:style>
    <style:style style:name="T72" style:family="text">
      <style:text-properties fo:font-variant="normal" fo:text-transform="none" fo:color="#2a00ff" fo:letter-spacing="normal" fo:font-style="normal" fo:font-weight="normal" style:font-name-asian="Monaco" style:font-name-complex="Monaco"/>
    </style:style>
    <style:style style:name="T73" style:family="text">
      <style:text-properties fo:font-variant="normal" fo:text-transform="none" fo:color="#2a00ff" style:font-name="Monaco" fo:font-size="11pt" fo:letter-spacing="normal" fo:font-style="normal" style:text-underline-style="none" fo:font-weight="normal" style:font-name-asian="Monaco" style:font-size-asian="11pt" style:font-name-complex="Monaco" style:font-size-complex="11pt"/>
    </style:style>
    <style:style style:name="T74" style:family="text">
      <style:text-properties fo:font-variant="normal" fo:text-transform="none" fo:color="#2a00ff" style:font-name="Monaco" fo:font-size="11pt" fo:letter-spacing="normal" fo:font-style="normal" fo:font-weight="normal" style:font-name-asian="Monaco" style:font-size-asian="11pt" style:font-name-complex="Monaco" style:font-size-complex="11pt"/>
    </style:style>
    <style:style style:name="T75" style:family="text">
      <style:text-properties fo:font-variant="normal" fo:text-transform="none" fo:color="#2a00ff" style:font-name="Monaco" fo:letter-spacing="normal" fo:font-style="normal" style:text-underline-style="none" fo:font-weight="normal" style:font-name-asian="Monaco" style:font-name-complex="Monaco"/>
    </style:style>
    <style:style style:name="T76" style:family="text">
      <style:text-properties fo:font-variant="normal" fo:text-transform="none" fo:color="#2a00ff" style:font-name="Arial" fo:letter-spacing="normal" fo:font-style="normal" style:text-underline-style="none" fo:font-weight="normal" style:font-name-asian="Monaco" style:font-name-complex="Monaco"/>
    </style:style>
    <style:style style:name="T77" style:family="text">
      <style:text-properties fo:font-variant="normal" fo:text-transform="none" fo:color="#2a00ff" style:font-name="Arial" fo:letter-spacing="normal" fo:font-style="normal" fo:font-weight="normal" style:font-name-asian="Monaco" style:font-name-complex="Monaco"/>
    </style:style>
    <style:style style:name="T78" style:family="text">
      <style:text-properties fo:font-variant="normal" fo:text-transform="none" fo:color="#2a00ff" style:font-name="Arial" fo:font-size="11pt" fo:letter-spacing="normal" fo:font-style="normal" fo:font-weight="normal" style:font-name-asian="Monaco" style:font-size-asian="11pt" style:font-name-complex="Monaco" style:font-size-complex="11pt"/>
    </style:style>
    <style:style style:name="T79" style:family="text">
      <style:text-properties fo:font-variant="normal" fo:text-transform="none" fo:color="#2a00ff" fo:font-size="10pt" fo:letter-spacing="normal" fo:font-style="normal" style:text-underline-style="none" fo:font-weight="normal" style:font-name-asian="Monaco" style:font-size-asian="10pt" style:font-name-complex="Monaco" style:font-size-complex="10pt"/>
    </style:style>
    <style:style style:name="T80" style:family="text">
      <style:text-properties fo:font-variant="normal" fo:text-transform="none" fo:color="#7f0055" fo:letter-spacing="normal" fo:font-style="normal" style:text-underline-style="none" fo:font-weight="bold" style:font-name-asian="Monaco" style:font-weight-asian="bold" style:font-name-complex="Monaco" style:font-weight-complex="bold"/>
    </style:style>
    <style:style style:name="T81" style:family="text">
      <style:text-properties fo:font-variant="normal" fo:text-transform="none" fo:color="#7f0055" fo:letter-spacing="normal" fo:font-style="normal" fo:font-weight="bold" style:font-name-asian="Monaco" style:font-weight-asian="bold" style:font-name-complex="Monaco" style:font-weight-complex="bold"/>
    </style:style>
    <style:style style:name="T82" style:family="text">
      <style:text-properties fo:font-variant="normal" fo:text-transform="none" fo:color="#7f0055" style:font-name="Monaco" fo:font-size="11pt" fo:letter-spacing="normal" fo:font-style="normal" style:text-underline-style="none" fo:font-weight="bold" style:font-name-asian="Monaco" style:font-size-asian="11pt" style:font-weight-asian="bold" style:font-name-complex="Monaco" style:font-size-complex="11pt" style:font-weight-complex="bold"/>
    </style:style>
    <style:style style:name="T83" style:family="text">
      <style:text-properties fo:font-variant="normal" fo:text-transform="none" fo:color="#7f0055" style:font-name="Monaco" fo:font-size="11pt" fo:letter-spacing="normal" fo:font-style="normal" fo:font-weight="bold" style:font-name-asian="Monaco" style:font-size-asian="11pt" style:font-weight-asian="bold" style:font-name-complex="Monaco" style:font-size-complex="11pt" style:font-weight-complex="bold"/>
    </style:style>
    <style:style style:name="T84" style:family="text">
      <style:text-properties fo:font-variant="normal" fo:text-transform="none" fo:color="#7f0055" style:font-name="Monaco" fo:letter-spacing="normal" fo:font-style="normal" style:text-underline-style="none" fo:font-weight="bold" style:font-name-asian="Monaco" style:font-weight-asian="bold" style:font-name-complex="Monaco" style:font-weight-complex="bold"/>
    </style:style>
    <style:style style:name="T85" style:family="text">
      <style:text-properties fo:font-variant="normal" fo:text-transform="none" fo:color="#7f0055" style:font-name="Arial" fo:letter-spacing="normal" fo:font-style="normal" style:text-underline-style="none" fo:font-weight="bold" style:font-name-asian="Monaco" style:font-weight-asian="bold" style:font-name-complex="Monaco" style:font-weight-complex="bold"/>
    </style:style>
    <style:style style:name="T86" style:family="text">
      <style:text-properties fo:font-variant="normal" fo:text-transform="none" fo:color="#7f0055" style:font-name="Arial" fo:letter-spacing="normal" fo:font-style="normal" fo:font-weight="bold" style:font-name-asian="Monaco" style:font-weight-asian="bold" style:font-name-complex="Monaco" style:font-weight-complex="bold"/>
    </style:style>
    <style:style style:name="T87" style:family="text">
      <style:text-properties fo:font-variant="normal" fo:text-transform="none" fo:color="#7f0055" style:font-name="Arial" fo:font-size="11pt" fo:letter-spacing="normal" fo:font-style="normal" fo:font-weight="bold" style:font-name-asian="Monaco" style:font-size-asian="11pt" style:font-weight-asian="bold" style:font-name-complex="Monaco" style:font-size-complex="11pt" style:font-weight-complex="bold"/>
    </style:style>
    <style:style style:name="T88" style:family="text">
      <style:text-properties fo:color="#7f0055" style:text-underline-style="none"/>
    </style:style>
    <style:style style:name="T89" style:family="text">
      <style:text-properties fo:color="#7f0055" style:text-underline-style="none" style:font-name-asian="Monaco" style:font-name-complex="Monaco"/>
    </style:style>
    <style:style style:name="T90" style:family="text">
      <style:text-properties fo:color="#7f0055" fo:font-weight="bold" style:font-weight-asian="bold" style:font-weight-complex="bold"/>
    </style:style>
    <style:style style:name="T91" style:family="text">
      <style:text-properties fo:font-weight="normal" style:font-name-asian="Monaco" style:font-weight-asian="normal" style:font-name-complex="Monaco" style:font-weight-complex="normal"/>
    </style:style>
    <style:style style:name="T92" style:family="text">
      <style:text-properties style:font-name-asian="Monaco" style:font-name-complex="Monaco"/>
    </style:style>
    <style:style style:name="T9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Keys für Übersetzer für Notifications Inkrement 3</text:p>
      <text:p text:style-name="P20"/>
      <text:p text:style-name="P9">OLAT-1011/src/main/java/org/olat/lms/commons/mail/_i18n/</text:p>
      <text:p text:style-name="P12"><text:span text:style-name="T51">footer.no.userdata=\n\n--- \nDiese Nachricht wurde über die Lernp</text:span><text:span text:style-name="T21">lattform OLAT versandt.\n{0}</text:span></text:p>
      <text:p text:style-name="P12"><text:span text:style-name="T21"/></text:p>
      <text:p text:style-name="P9">OLAT-1011/src/main/java/org/olat/lms/core/notification/impl/_i18n/</text:p>
      <text:p text:style-name="P14"><text:span text:style-name="T51">mail.body.info.firstpart=</text:span><text:span text:style-name="T51">Diese Nachricht wurde von der Lernplattform</text:span></text:p>
      <text:p text:style-name="P12"><text:span text:style-name="T51">mail.footer.confirmation=</text:span><text:span text:style-name="T51">Diese Nachricht wurde von der Lernplattform {0} versandt.</text:span></text:p>
      <text:p text:style-name="P14"><text:span text:style-name="T51">mail.body.confirmation.move.group.waiting.list=</text:span><text:span text:style-name="T24">Sie wurden am </text:span><text:span text:style-name="T23">{1}</text:span><text:span text:style-name="T24"> um </text:span><text:span text:style-name="T23">{2}</text:span><text:span text:style-name="T24"> Uhr von der Warteliste in die Teilnehmerliste der Gruppe </text:span><text:span text:style-name="T23">{3}</text:span><text:span text:style-name="T24"> des Kurses </text:span><text:span text:style-name="T23">{4}</text:span><text:span text:style-name="T24"> übernommen.</text:span></text:p>
      <text:p text:style-name="P12"><text:span text:style-name="T51">mail.body.confirmation.move.buddy.group.waiting.list=</text:span><text:span text:style-name="T51">Sie wurden am </text:span><text:span text:style-name="T55">{1}</text:span><text:span text:style-name="T51"> um </text:span><text:span text:style-name="T55">{2}</text:span><text:span text:style-name="T51"> Uhr von der Warteliste in die Teilnehmerliste der Gruppe </text:span><text:span text:style-name="T55">{3}</text:span><text:span text:style-name="T51"> übernommen.</text:span></text:p>
      <text:p text:style-name="P21"><text:span text:style-name="T24">mail.message.default.footer=Diese Nachricht wurde von {0} über die Lernplattform {1} versandt.</text:span><text:span text:style-name="T23"><text:line-break/></text:span><text:span text:style-name="T56">mail.body.confirmation.task.deleted=Die Aufgabe "{7}" im Kurs {4} wurde von {0} zurückgezogen. &lt;p&gt; Für eine neue Aufgabenzuweisung öffnen Sie die Aufgabe {1} im Kurs {4}. &lt;p&gt; Sollten Sie Fragen zu diesem Vorgang haben, wenden Sie sich bitte an die verantwortlichen Kursbetreuer.  </text:span></text:p>
      <text:p text:style-name="P12"><text:span text:style-name="T52">mail.subject.confirmation.task.deleted=</text:span><text:span text:style-name="T52">[OLAT-Benachrichtigung]: Änderung im Kurs {1}</text:span><text:span text:style-name="T24"><text:line-break/></text:span><text:span text:style-name="T52">mail.subject.confirmation.test.replaced=</text:span><text:span text:style-name="T52">[OLAT-Benachrichtigung]: Änderung im Kurs {1}</text:span><text:span text:style-name="T24"><text:line-break/></text:span><text:span text:style-name="T52">mail.body.confirmation.test.replaced=</text:span><text:span text:style-name="T52">Der von Ihnen gelöste Test {1} im Kurs {4} wurde geändert. &lt;p&gt; Sollten Sie Fragen zu diesem Vorgang haben, wenden Sie sich bitte an die Kursverantwortlichen.</text:span></text:p>
      <text:p text:style-name="P15"><text:span text:style-name="T47">mail.subject.confirmation.add.project.manager=[OLAT-Benachrichtigung]: Eintrag in Liste der Themenverantwortlichen der Themenvergabe {0}<text:line-break/>mail.subject.confirmation.remove.project.manager=[OLAT-Benachrichtigung]: Austrag aus Liste der Themenverantwortlichen der Themenvergabe {0}<text:line-break/>mail.subject.confirmation.add.to.group=[OLAT-Benachrichtigung]: Eintrag in Gruppe {0}<text:line-break/>mail.subject.confirmation.add.topic.candidate=[OLAT-Benachrichtigung]: Vormerkung als Kandidat im Thema {0}<text:line-break/>mail.subject.confirmation.add.topic.manager=[OLAT-Benachrichtigung]: Eintrag in Liste der Themenverantwortlichen des Themas {0}<text:line-break/>mail.subject.confirmation.add.topic.user=[OLAT-Benachrichtigung]: Eintrag in Thema {0}<text:line-break/>mail.subject.confirmation.add.to.waiting.list=[OLAT-Benachrichtigung]: Eintrag in Warteliste der Gruppe {0}<text:line-break/>mail.subject.confirmation.assessment=[OLAT-Benachrichtigung]: Neue Bewertung<text:line-break/>mail.subject.confirmation.move.topic.candidate=[OLAT-Benachrichtigung]: Akzeptierte Anmeldung für Thema {0} <text:line-break/>mail.subject.confirmation.remove.from.group=[OLAT-Benachrichtigung]: Austrag aus Gruppe {0}<text:line-break/>mail.subject.confirmation.remove.topic.candidate=[OLAT-Benachrichtigung]: Abgelehnte Anmeldung für Thema {0}<text:line-break/>mail.subject.confirmation.remove.topic.manager=[OLAT-Benachrichtigung]: Austrag aus Liste der </text:span><text:soft-page-break/><text:span text:style-name="T47">Themenverantwortlichen des Themas {0}<text:line-break/>mail.subject.confirmation.remove.topic.user=[OLAT-Benachrichtigung]: Austrag aus Thema {0}<text:line-break/>mail.subject.confirmation.remove.from.waiting.list=[OLAT-Benachrichtigung]: Austrag aus Warteliste der Gruppe {0}<text:line-break/>mail.subject.confirmation.delete.groups=[OLAT-Benachrichtigung]: Gruppen löschen<text:line-break/>mail.subject.confirmation.delete.repository.entries=[OLAT-Benachrichtigung]: Lernressourcen löschen<text:line-break/>mail.body.confirmation.add.project.manager={0} hat Sie am {1} um {2} Uhr zur Liste der Themenverantwortlichen der Themenvergabe {3} im Kurs {4} hinzugefügt.<text:line-break/>mail.body.confirmation.remove.project.manager={0} hat Sie am {1} um {2} Uhr von der Liste der Themenverantwortlichen der Themenvergabe {3} im Kurs {4} entfernt.<text:line-break/>mail.body.confirmation.add.to.group={0} hat Sie am {1} um {2} Uhr in die Gruppe {3} des Kurses {4} eingetragen.<text:line-break/>mail.body.confirmation.add.to.buddy.group={0} hat Sie am {1} um {2} Uhr in die Gruppe {3} eingetragen.<text:line-break/>mail.body.confirmation.add.topic.candidate={0} hat Sie am {1} um {2} Uhr als Kandidat im Thema {3} in der Themenvergabe {4} im Kurs {5} vorgemerkt.<text:line-break/>mail.body.confirmation.add.topic.manager={0} hat Sie am {1} um {2} Uhr in die Liste der Themenverantwortlichen des Themas {3} in der Themenvergabe {4} im Kurs {5} hinzugefügt.<text:line-break/>mail.body.confirmation.add.topic.user={0} hat Sie am {1} um {2} Uhr im Thema {3} in der Themenvergabe {4} im Kurs {5} eingetragen.<text:line-break/>mail.body.confirmation.add.to.group.waiting.list={0} hat Sie am {1} um {2} Uhr in die Warteliste der Gruppe {3} des Kurses {4} eingetragen.<text:line-break/>mail.body.confirmation.add.to.buddy.group.waiting.list={0} hat Sie am {1} um {2} Uhr in die Warteliste der Gruppe {3} eingetragen.<text:line-break/>mail.body.confirmation.assessment.assessment=Sie haben eine Bewertung {0} im Kurs {1} erhalten.<text:line-break/>mail.body.confirmation.assessment.portfolio=Sie haben eine Bewertung für Ihre Portfolioaufgabe {0} im Kurs {1} erhalten.<text:line-break/>mail.body.confirmation.assessment.task=Sie haben eine Bewertung für Ihre Aufgabe {0} im Kurs {1} erhalten.<text:line-break/>mail.body.confirmation.assessment.test=Sie haben eine Bewertung für Ihren Test {0} im Kurs {1} erhalten.<text:line-break/>mail.body.confirmation.delete.groups=Die folgenden Gruppen sind seit {0} Monaten nicht mehr benutzt worden und werden daher in {1} Tage gelöscht. Um dies zu verhindern, Um dies zu verhindern, rufen Sie die entsprechende Gruppe in OLAT auf. Über untenstehende Links gelangen Sie zu den Gruppen.<text:line-break/>mail.body.confirmation.delete.repository.entries=Die folgenden Lernressourcen sind seit {0} Monaten nicht mehr benutzt worden und werden daher in {1} Tage gelöscht. Um dies zu verhindern, rufen Sie die entsprechende Lernressource in OLAT auf. Über untenstehende Links gelangen Sie zu den Lernressourcen.<text:line-break/>mail.body.confirmation.move.group.waiting.list=Sie wurden am {1} um {2} Uhr von der Warteliste in die Teilnehmerliste der Gruppe {3} des Kurses {4} übernommen.<text:line-break/>mail.body.confirmation.move.buddy.group.waiting.list=Sie wurden am {1} um {2} Uhr von der Warteliste in die Teilnehmerliste der Gruppe {3} übernommen.<text:line-break/>mail.body.confirmation.remove.topic.candidate={0} hat Sie am {1} um {2} Uhr als Kandidat im Thema {3} in der Themenvergabe {4} im Kurs {5} akzeptiert.<text:line-break/>mail.body.confirmation.remove.topic.manager={0} hat Sie am {1} um {2} Uhr aus der Liste der </text:span><text:soft-page-break/><text:span text:style-name="T47">Themenverantwortlichen des Themas {3} in der Themenvergabe {4} im Kurs {5} entfernt.<text:line-break/>mail.body.confirmation.remove.topic.user={0} hat Sie am {1} um {2} Uhr aus dem Thema {3} in der Themenvergabe {4} im Kurs {5} ausgetragen.<text:line-break/>mail.body.confirmation.remove.from.buddy.group={0} hat Sie am {1} um {2} Uhr aus der Gruppe {3} ausgetragen.<text:line-break/>mail.body.confirmation.remove.topic.candidate={0} hat Sie am {1} um {2} Uhr als Kandidat im Thema {3} in der Themenvergabe {4} im Kurs {5} abgelehnt.<text:line-break/>mail.body.confirmation.remove.from.group={0} hat Sie am {1} um {2} Uhr aus der Gruppe {3} des Kurses {4} ausgetragen.<text:line-break/>mail.body.confirmation.remove.from.buddy.group.waiting.list={0} hat Sie am {1} um {2} Uhr aus der Warteliste der Gruppe {3} ausgetragen.<text:line-break/>mail.body.confirmation.remove.from.group.waiting.list={0} hat Sie am {1} um {2} Uhr aus der Warteliste der Gruppe {3} des Kurses {4} ausgetragen.<text:line-break/>mail.message.default.footer=Diese Nachricht wurde von {0} über die Lernplattform {1} versandt.<text:line-break/>mail.body.confirmation.task.deleted=Die Aufgabe "{5}" im Kurs {4} wurde von {0} zurückgezogen. &lt;p&gt; Für eine neue Aufgabenzuweisung öffnen Sie die Aufgabe {1} im Kurs {4}. &lt;p&gt; Sollten Sie Fragen zu diesem Vorgang haben, wenden Sie sich bitte an die verantwortlichen Kursbetreuer.  <text:line-break/>mail.subject.confirmation.task.deleted=[OLAT-Benachrichtigung]: Änderung im Kurs {1}<text:line-break/>mail.subject.confirmation.test.replaced=[OLAT-Benachrichtigung]: Änderung im Kurs {1}<text:line-break/>mail.body.group.entry=- Gruppe {0}<text:line-break/>mail.body.repository.entry=- Lernressource {0}<text:line-break/>mail.body.confirmation.test.replaced=Der von Ihnen gelöste Test "{5}" wurde von {0} geändert. Der aktuelle Test {1} befindet sich im Kurs {4}. &lt;p&gt; Sollten Sie Fragen zu diesem Vorgang haben, wenden Sie sich bitte an die verantwortlichen Kursbetreuer.</text:span></text:p>
      <text:p text:style-name="P20"/>
      <text:p text:style-name="P11">OLAT-1011/src/main/java/org/olat/presentation/catalog/_i18n/<text:line-break/><text:span text:style-name="T91">tools.new.catalog.categoryrequest=</text:span><text:span text:style-name="T91">E-Mail</text:span><text:span text:style-name="T91"> </text:span><text:span text:style-name="T91">an</text:span><text:span text:style-name="T91"> </text:span><text:span text:style-name="T91">Verwalter</text:span></text:p>
      <text:p text:style-name="P11"/>
      <text:p text:style-name="P10">/OLAT-1011/src/main/java/org/olat/presentation/commons/mail/_i18n/</text:p>
      <text:p text:style-name="P11"><text:span text:style-name="T21">footer.no.userdata=</text:span><text:span text:style-name="T24">\n\n--- \nDiese Nachricht wurde über die Lernplattform OLAT versandt.\n{0}</text:span></text:p>
      <text:p text:style-name="P10"/>
      <text:p text:style-name="P10">/OLAT-LMS/src/main/java/org/olat/presentation/course/nodes/iq/_i18n/</text:p>
      <text:p text:style-name="P5"><text:span text:style-name="T24">qti.questionnaire.replace.information = </text:span><text:span text:style-name="T24">Hinweis:</text:span><text:span text:style-name="T24"> </text:span><text:span text:style-name="T24">&lt;br&gt;</text:span><text:span text:style-name="T24"> </text:span><text:span text:style-name="T24">{0}</text:span><text:span text:style-name="T24"> </text:span><text:span text:style-name="T24">Teilnehmer</text:span><text:span text:style-name="T24"> </text:span><text:span text:style-name="T24">hat/haben</text:span><text:span text:style-name="T24"> </text:span><text:span text:style-name="T24">den</text:span><text:span text:style-name="T24"> </text:span><text:span text:style-name="T24">Fragebogen</text:span><text:span text:style-name="T24"> </text:span><text:span text:style-name="T24">beanwortet.</text:span><text:span text:style-name="T24"> </text:span><text:span text:style-name="T24">Wenn</text:span><text:span text:style-name="T24"> </text:span><text:span text:style-name="T24">Sie</text:span><text:span text:style-name="T24"> </text:span><text:span text:style-name="T24">den</text:span><text:span text:style-name="T24"> </text:span><text:span text:style-name="T24">Fragebogen</text:span><text:span text:style-name="T24"> </text:span><text:span text:style-name="T24">auswechseln,</text:span><text:span text:style-name="T24"> </text:span><text:span text:style-name="T24">werden</text:span><text:span text:style-name="T24"> </text:span><text:span text:style-name="T24">die</text:span><text:span text:style-name="T24"> </text:span><text:span text:style-name="T24">bisherigen</text:span><text:span text:style-name="T24"> </text:span><text:span text:style-name="T24">Ergebnisse</text:span><text:span text:style-name="T24"> </text:span><text:span text:style-name="T24">in</text:span><text:span text:style-name="T24"> </text:span><text:span text:style-name="T24">Ihrem</text:span><text:span text:style-name="T24"> </text:span><text:span text:style-name="T24">persönlichen</text:span><text:span text:style-name="T24"> </text:span><text:span text:style-name="T24">Ordner</text:span><text:span text:style-name="T24"> </text:span><text:span text:style-name="T24">(</text:span><text:span text:style-name="T24">{1}</text:span><text:span text:style-name="T24">)</text:span><text:span text:style-name="T24"> </text:span><text:span text:style-name="T24">im</text:span><text:span text:style-name="T24"> </text:span><text:span text:style-name="T24">Home</text:span><text:span text:style-name="T24"> </text:span><text:span text:style-name="T24">archiviert.</text:span></text:p>
      <text:p text:style-name="P8"><text:span text:style-name="T51">qti.replace.information =</text:span><text:span text:style-name="T20"> </text:span><text:span text:style-name="T51">Hinweis: &lt;br&gt; {0} Teilnehmer hat/haben den Test gelöst. Wenn Sie den Test auswechseln, werden die bisherigen Ergebnisse in Ihrem persönlichen Ordner ({1}) im Home archiviert.</text:span></text:p>
      <text:p text:style-name="P7"/>
      <text:p text:style-name="P11"><text:soft-page-break/>OLAT-1011/src/main/java/org/olat/presentation/course/nodes/projectbroker/_i18n/</text:p>
      <text:p text:style-name="P6">projectgroup.projectleader.title=Themenverantwortliche (Betreuer)</text:p>
      <text:p text:style-name="P14"><text:span text:style-name="T51">projectgroup.candidates.message=</text:span><text:span text:style-name="T24">Wenn Sie die Bewerber akzeptiert haben, entfernen Sie die übrigen Kandidaten aus der Liste.</text:span></text:p>
      <text:p text:style-name="P8"><text:span text:style-name="T59">OLAT-1011/src/main/java/org/olat/presentation/course/nodes/ta/_i18n/</text:span><text:span text:style-name="T47">package: </text:span><text:line-break/><text:span text:style-name="T47">t</text:span><text:span text:style-name="T47">ask.deleted.confirmation.sent.failed=</text:span><text:span text:style-name="T52">Die E-Mail-Benachrichtigung bezüglich der gelöschten Aufgabe konnte nicht versandt werden.</text:span></text:p>
      <text:p text:style-name="P8"><text:span text:style-name="T52"/></text:p>
      <text:p text:style-name="P13">/OLAT-1011/src/main/java/org/olat/presentation/filebrowser/_i18n/</text:p>
      <text:p text:style-name="P18">header.Status=Gesperrt</text:p>
      <text:p text:style-name="P18"/>
      <text:p text:style-name="P9">/OLAT-1011/src/main/java/org/olat/presentation/group/management/_i18n/</text:p>
      <text:p text:style-name="P17"><text:span text:style-name="T20">cmd.group.message=</text:span><text:span text:style-name="T20">E-Mail an Mitglieder senden</text:span></text:p>
      <text:p text:style-name="P17"/>
      <text:p text:style-name="P9">/OLAT-1011/src/main/java/org/olat/presentation/group/rightgroup/_i18n/</text:p>
      <text:p text:style-name="P16"><text:span text:style-name="T48">cmd.participants.message=</text:span>E-Mail an Mitglieder senden</text:p>
      <text:p text:style-name="P16"/>
      <text:p text:style-name="P9">OLAT-1011/src/main/java/org/olat/presentation/group/run/_i18n/</text:p>
      <text:p text:style-name="P14"><text:span text:style-name="T51">sendtochooser.email.disclaimer=</text:span><text:span text:style-name="T24">Wählen Sie die Empfänger aus. Beachten Sie, dass E-Mails nur zu Studien- resp. Lehrzwecken versendet werden d\u00FCrfen. Im \u00DCbrigen wird auf die Nutzungsbedingungen verwiesen.</text:span></text:p>
      <text:p text:style-name="P17"><text:span text:style-name="T57">OLAT-1011/src/main/java/org/olat/presentation/portfolio/structel/_i18n/</text:span><text:span text:style-name="T20"><text:line-break/></text:span><text:span text:style-name="T49">map.share.invitation.mail.subject=</text:span><text:span text:style-name="T49">[OLAT-Benachrichtigung]</text:span><text:span text:style-name="T49">: </text:span><text:span text:style-name="T49">Portfoliomappe</text:span><text:span text:style-name="T49"> </text:span><text:span text:style-name="T49">ansehen</text:span><text:span text:style-name="T20"><text:line-break/></text:span><text:span text:style-name="T49">map.share.invitation.mail.body= </text:span><text:span text:style-name="T60">{1}</text:span><text:span text:style-name="T49"> </text:span><text:span text:style-name="T49">hat</text:span><text:span text:style-name="T49"> </text:span><text:span text:style-name="T49">Sie</text:span><text:span text:style-name="T49"> </text:span><text:span text:style-name="T49">eingeladen,</text:span><text:span text:style-name="T49"> </text:span><text:span text:style-name="T49">ihre</text:span><text:span text:style-name="T49"> </text:span><text:span text:style-name="T49">Portfoliomappe</text:span><text:span text:style-name="T49"> </text:span><text:span text:style-name="T49">zu</text:span><text:span text:style-name="T49"> </text:span><text:span text:style-name="T49">betrachten.</text:span><text:span text:style-name="T49"> </text:span><text:span text:style-name="T49">Klicken</text:span><text:span text:style-name="T49"> </text:span><text:span text:style-name="T49">Sie</text:span><text:span text:style-name="T49"> </text:span><text:span text:style-name="T49">auf</text:span><text:span text:style-name="T49"> </text:span><text:span text:style-name="T49">die</text:span><text:span text:style-name="T49"> </text:span><text:span text:style-name="T49">Portfoliomappe</text:span><text:span text:style-name="T49"> </text:span><text:span text:style-name="T49">"</text:span><text:span text:style-name="T60">{0}</text:span><text:span text:style-name="T49">",</text:span><text:span text:style-name="T49"> </text:span><text:span text:style-name="T49">um</text:span><text:span text:style-name="T49"> </text:span><text:span text:style-name="T49">die</text:span><text:span text:style-name="T49"> </text:span><text:span text:style-name="T49">Mappe</text:span><text:span text:style-name="T49"> </text:span><text:span text:style-name="T49">anzusehen.</text:span><text:span text:style-name="T49"> </text:span><text:span text:style-name="T49">\n\n</text:span><text:span text:style-name="T49"> </text:span><text:span text:style-name="T49">Freundliche</text:span><text:span text:style-name="T49"> </text:span><text:span text:style-name="T49">Grüsse</text:span><text:span text:style-name="T49"> </text:span><text:span text:style-name="T49">\n</text:span><text:span text:style-name="T49"> </text:span><text:span text:style-name="T49">Ihr</text:span><text:span text:style-name="T49"> </text:span><text:span text:style-name="T49">OLAT-Team</text:span></text:p>
      <text:p text:style-name="P16"><text:span text:style-name="T47"/></text:p>
      <text:p text:style-name="P10">OLAT-1011/src/main/java/org/olat/presentation/registration/_i18n/</text:p>
      <text:p text:style-name="P14"><text:span text:style-name="T51">step1.pw.text=</text:span><text:span text:style-name="T24">Geben Sie entweder Ihren OLAT-Benutzernamen oder die in OLAT vermerkte E-Mail-Adresse ein. Sie erhalten eine E-Mail mit den Anweisungen zum weiteren Vorgehen.</text:span></text:p>
      <text:p text:style-name="P17"><text:span text:style-name="T53">step2.pw.text=</text:span><text:span text:style-name="T20">Bitte überprüfen Sie Ihr E-Mail-Konto und folgen Sie den Anweisungen in der erhaltenen E-Mail.</text:span></text:p>
      <text:p text:style-name="P14"><text:span text:style-name="T51">submit.speichernUndweiter=</text:span><text:span text:style-name="T51">Weiter</text:span></text:p>
      <text:p text:style-name="P14"><text:span text:style-name="T51">step2.reg.text=</text:span><text:span text:style-name="T24">Eine E-Mail wurde an </text:span><text:span text:style-name="T23">{0}</text:span><text:span text:style-name="T24"> geschickt, um sicherzustellen, dass es sich um eine gültige Adresse handelt. Folgen Sie den Anweisungen in dieser E-Mail und schliessen Sie die Registrierung ab.</text:span></text:p>
      <text:p text:style-name="P14"><text:soft-page-break/><text:span text:style-name="T51">step1.reg.text=</text:span><text:span text:style-name="T24">Geben Sie eine gültige E-Mail-Adresse ein.</text:span></text:p>
      <text:p text:style-name="P16">login.subject=Registrieren in OLAT</text:p>
      <text:p text:style-name="P14"><text:span text:style-name="T51">unknown.body=</text:span><text:span text:style-name="T24">Sie wollten Ihr OLAT-Passwort neu setzen, sind aber unter der angegebenen E-Mail-Adresse nicht bei </text:span><text:span text:style-name="T23">{0}</text:span><text:span text:style-name="T24"> registriert. Bitte versuchen Sie es mit einer anderen E-Mail-Adresse. \nFreundliche Grüsse\nIhr OLAT-Team \n</text:span><text:span text:style-name="T20"><text:line-break/></text:span><text:span text:style-name="T51">registration.link.title=</text:span><text:span text:style-name="T52">Registrierung abschliessen</text:span><text:span text:style-name="T20"><text:line-break/></text:span><text:span text:style-name="T51">reg.subject=</text:span><text:span text:style-name="T52">[OLAT-Benachrichtigung]: Registrieren in OLAT</text:span></text:p>
      <text:p text:style-name="P22">reg.body=Vielen Dank f\u00FCr Ihr Interesse an OLAT. Klicken Sie auf "<text:span text:style-name="T93">{0}</text:span>", um Ihre Angaben zu vervollständigen. \n\n Freundliche Grüsse\n Ihr OLAT-Team \n</text:p>
      <text:p text:style-name="P16"/>
      <text:p text:style-name="P10">OLAT-1011/src/main/java/org/olat/presentation/security/authentication/_i18n/</text:p>
      <text:p text:style-name="P17"><text:span text:style-name="T53">menu.register=</text:span><text:span text:style-name="T20">Registrieren</text:span></text:p>
      <text:p text:style-name="P17"><text:span text:style-name="T20"/></text:p>
      <text:p text:style-name="P17"><text:span text:style-name="T22">OLAT-1011/src/main/java/org/olat/presentation/user/_i18n</text:span><text:span text:style-name="T20"><text:line-break/></text:span><text:span text:style-name="T52">email.change.subject= </text:span><text:span text:style-name="T52">[OLAT-Benachrichtigung]</text:span><text:span text:style-name="T52">: </text:span><text:span text:style-name="T52">Aktivierung</text:span><text:span text:style-name="T52"> </text:span><text:span text:style-name="T52">Ihrer</text:span><text:span text:style-name="T52"> </text:span><text:span text:style-name="T52">neuen</text:span><text:span text:style-name="T52"> </text:span><text:span text:style-name="T52">E-Mail-Adresse</text:span><text:span text:style-name="T20"><text:line-break/></text:span><text:span text:style-name="T52">email.change.body= </text:span><text:span text:style-name="T52">Klicken</text:span><text:span text:style-name="T52"> </text:span><text:span text:style-name="T52">Sie</text:span><text:span text:style-name="T52"> </text:span><text:span text:style-name="T52">auf</text:span><text:span text:style-name="T52"> </text:span><text:span text:style-name="T52">"</text:span><text:span text:style-name="T58">{0}</text:span><text:span text:style-name="T52">"</text:span><text:span text:style-name="T52"> </text:span><text:span text:style-name="T52">und</text:span><text:span text:style-name="T52"> </text:span><text:span text:style-name="T52">melden</text:span><text:span text:style-name="T52"> </text:span><text:span text:style-name="T52">Sie</text:span><text:span text:style-name="T52"> </text:span><text:span text:style-name="T52">sich</text:span><text:span text:style-name="T52"> </text:span><text:span text:style-name="T52">in</text:span><text:span text:style-name="T52"> </text:span><text:span text:style-name="T52">OLAT</text:span><text:span text:style-name="T52"> </text:span><text:span text:style-name="T52">an,</text:span><text:span text:style-name="T52"> </text:span><text:span text:style-name="T52">um</text:span><text:span text:style-name="T52"> </text:span><text:span text:style-name="T52">Ihre</text:span><text:span text:style-name="T52"> </text:span><text:span text:style-name="T52">neue</text:span><text:span text:style-name="T52"> </text:span><text:span text:style-name="T52">E-Mail-Adresse</text:span><text:span text:style-name="T52"> </text:span><text:span text:style-name="T58">{1}</text:span><text:span text:style-name="T52"> </text:span><text:span text:style-name="T52">zu</text:span><text:span text:style-name="T52"> </text:span><text:span text:style-name="T52">bestätigen.</text:span><text:span text:style-name="T52"> </text:span><text:span text:style-name="T52">\n\nDieser</text:span><text:span text:style-name="T52"> </text:span><text:span text:style-name="T52">Link</text:span><text:span text:style-name="T52"> </text:span><text:span text:style-name="T52">ist</text:span><text:span text:style-name="T52"> </text:span><text:span text:style-name="T52">nur</text:span><text:span text:style-name="T52"> </text:span><text:span text:style-name="T52">einmal</text:span><text:span text:style-name="T52"> </text:span><text:span text:style-name="T52">und</text:span><text:span text:style-name="T52"> </text:span><text:span text:style-name="T52">bis</text:span><text:span text:style-name="T52"> </text:span><text:span text:style-name="T52">am</text:span><text:span text:style-name="T52"> </text:span><text:span text:style-name="T58">{2}</text:span><text:span text:style-name="T52"> </text:span><text:span text:style-name="T52">um</text:span><text:span text:style-name="T52"> </text:span><text:span text:style-name="T58">{3}</text:span><text:span text:style-name="T52"> </text:span><text:span text:style-name="T52">Uhr</text:span><text:span text:style-name="T52"> </text:span><text:span text:style-name="T52">gültig.</text:span><text:span text:style-name="T52"> </text:span><text:span text:style-name="T52">Möchten</text:span><text:span text:style-name="T52"> </text:span><text:span text:style-name="T52">Sie</text:span><text:span text:style-name="T52"> </text:span><text:span text:style-name="T52">Ihre</text:span><text:span text:style-name="T52"> </text:span><text:span text:style-name="T52">E-Mail-Adresse</text:span><text:span text:style-name="T52"> </text:span><text:span text:style-name="T52">nach</text:span><text:span text:style-name="T52"> </text:span><text:span text:style-name="T52">diesem</text:span><text:span text:style-name="T52"> </text:span><text:span text:style-name="T52">Zeitpunkt</text:span><text:span text:style-name="T52"> </text:span><text:span text:style-name="T52">ändern,</text:span><text:span text:style-name="T52"> </text:span><text:span text:style-name="T52">müssen</text:span><text:span text:style-name="T52"> </text:span><text:span text:style-name="T52">Sie</text:span><text:span text:style-name="T52"> </text:span><text:span text:style-name="T52">die</text:span><text:span text:style-name="T52"> </text:span><text:span text:style-name="T52">Änderungen</text:span><text:span text:style-name="T52"> </text:span><text:span text:style-name="T52">erneut</text:span><text:span text:style-name="T52"> </text:span><text:span text:style-name="T52">vornehmen.</text:span><text:span text:style-name="T52"> </text:span><text:span text:style-name="T52">\n\nBis</text:span><text:span text:style-name="T52"> </text:span><text:span text:style-name="T52">zur</text:span><text:span text:style-name="T52"> </text:span><text:span text:style-name="T52">erfolgreichen</text:span><text:span text:style-name="T52"> </text:span><text:span text:style-name="T52">Aktivierung</text:span><text:span text:style-name="T52"> </text:span><text:span text:style-name="T52">Ihrer</text:span><text:span text:style-name="T52"> </text:span><text:span text:style-name="T52">neuen</text:span><text:span text:style-name="T52"> </text:span><text:span text:style-name="T52">Adresse</text:span><text:span text:style-name="T52"> </text:span><text:span text:style-name="T52">erhalten</text:span><text:span text:style-name="T52"> </text:span><text:span text:style-name="T52">Sie</text:span><text:span text:style-name="T52"> </text:span><text:span text:style-name="T52">OLAT-Benachrichtigungen</text:span><text:span text:style-name="T52"> </text:span><text:span text:style-name="T52">an</text:span><text:span text:style-name="T52"> </text:span><text:span text:style-name="T52">Ihre</text:span><text:span text:style-name="T52"> </text:span><text:span text:style-name="T52">bisher</text:span><text:span text:style-name="T52"> </text:span><text:span text:style-name="T52">in</text:span><text:span text:style-name="T52"> </text:span><text:span text:style-name="T52">OLAT</text:span><text:span text:style-name="T52"> </text:span><text:span text:style-name="T52">verwendete</text:span><text:span text:style-name="T52"> </text:span><text:span text:style-name="T52">E-Mail-Adresse</text:span><text:span text:style-name="T52"> </text:span><text:span text:style-name="T58">{4}</text:span><text:span text:style-name="T52">.</text:span><text:span text:style-name="T52"> </text:span><text:span text:style-name="T52">\n\n</text:span><text:span text:style-name="T52"> </text:span><text:span text:style-name="T52">Möchten</text:span><text:span text:style-name="T52"> </text:span><text:span text:style-name="T52">Sie</text:span><text:span text:style-name="T52"> </text:span><text:span text:style-name="T52">Ihre</text:span><text:span text:style-name="T52"> </text:span><text:span text:style-name="T52">E-Mail-Adresse</text:span><text:span text:style-name="T52"> </text:span><text:span text:style-name="T52">nicht</text:span><text:span text:style-name="T52"> </text:span><text:span text:style-name="T52">ändern,</text:span><text:span text:style-name="T52"> </text:span><text:span text:style-name="T52">ignorieren</text:span><text:span text:style-name="T52"> </text:span><text:span text:style-name="T52">Sie</text:span><text:span text:style-name="T52"> </text:span><text:span text:style-name="T52">bitte</text:span><text:span text:style-name="T52"> </text:span><text:span text:style-name="T52">diese</text:span><text:span text:style-name="T52"> </text:span><text:span text:style-name="T52">Nachricht.</text:span><text:span text:style-name="T52"> </text:span><text:span text:style-name="T52">\n\nFreundliche</text:span><text:span text:style-name="T52"> </text:span><text:span text:style-name="T52">Grüsse\n</text:span><text:span text:style-name="T52"> </text:span><text:span text:style-name="T52">Ihr</text:span><text:span text:style-name="T52"> </text:span><text:span text:style-name="T52">OLAT-Team</text:span></text:p>
      <text:p text:style-name="P23"><text:span text:style-name="T50">email.change.link.title=</text:span><text:span text:style-name="T50">Aktivierung</text:span><text:span text:style-name="T50"> </text:span><text:span text:style-name="T50">der</text:span><text:span text:style-name="T50"> </text:span><text:span text:style-name="T50">E-Mail-Adresse</text:span></text:p>
      <text:p text:style-name="P17"><text:span text:style-name="T50"/></text:p>
      <text:p text:style-name="P17"/>
      <text:p text:style-name="P13">/OLAT-1011/src/main/java/org/olat/presentation/user/administration/_i18n/</text:p>
      <text:p text:style-name="P14"><text:span text:style-name="T92">command.mail=</text:span><text:span text:style-name="T24">E-Mail an diese Benutzer senden</text:span></text:p>
      <text:p text:style-name="P14"><text:span text:style-name="T51">form.token.new.description=</text:span><text:span text:style-name="T24">Mit Hilfe der Schaltfl\u00E4che "Passwortlink senden" senden Sie eine E-Mail an den Benutzer mit einem Link zur Passwortänderung. Klickt der Benutzer den Link an, kann er ein neues Passwort wählen.<text:line-break/></text:span><text:span text:style-name="T52">pwchange.link.title=</text:span><text:span text:style-name="T52">Passwort</text:span></text:p>
      <text:p text:style-name="P22">mailto.userlist=Ausgewählte Benutzer</text:p>
      <text:p text:style-name="P22">pwchange.body=Sie haben ein neues Passwort angefordert. Klicken Sie auf "<text:span text:style-name="T93">{0}</text:span>", um ein neues Kennwort zu setzen. \n\n Freundliche Grüsse \nIhr OLAT-Team \n</text:p>
      <text:p text:style-name="P22">pwchange.subject=[OLAT-Benachrichtigung]: Passwort neu setzen</text:p>
      <text:p text:style-name="P16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Lucida Sans1" svg:font-family="'Lucida Sans'"/>
    <style:font-face style:name="Times" svg:font-family="Times"/>
    <style:font-face style:name="Lucida Grande" svg:font-family="'Lucida Grande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0T11:11:05</meta:creation-date>
    <dc:date>2012-11-08T16:25:06</dc:date>
    <meta:editing-duration>PT5H59M26S</meta:editing-duration>
    <meta:editing-cycles>67</meta:editing-cycles>
    <meta:generator>OpenOffice.org/3.3$Unix OpenOffice.org_project/330m20$Build-9567</meta:generator>
    <meta:document-statistic meta:table-count="0" meta:image-count="0" meta:object-count="0" meta:page-count="5" meta:paragraph-count="49" meta:word-count="1279" meta:character-count="12602"/>
  </office:meta>
</office:document-meta>
</file>